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ＭＳ ゴシック" svg:font-family="'ＭＳ ゴシック'"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4mm"/>
    </style:style>
    <style:style style:name="co2" style:family="table-column">
      <style:table-column-properties fo:break-before="auto" style:column-width="23.87mm"/>
    </style:style>
    <style:style style:name="co3" style:family="table-column">
      <style:table-column-properties fo:break-before="auto" style:column-width="22.54mm"/>
    </style:style>
    <style:style style:name="co4" style:family="table-column">
      <style:table-column-properties fo:break-before="auto" style:column-width="18.42mm"/>
    </style:style>
    <style:style style:name="co5" style:family="table-column">
      <style:table-column-properties fo:break-before="auto" style:column-width="3.14mm"/>
    </style:style>
    <style:style style:name="ro1" style:family="table-row">
      <style:table-row-properties style:row-height="6.83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4.76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6.35mm" fo:break-before="auto" style:use-optimal-row-height="false"/>
    </style:style>
    <style:style style:name="ro7" style:family="table-row">
      <style:table-row-properties style:row-height="3.88mm" fo:break-before="auto" style:use-optimal-row-height="false"/>
    </style:style>
    <style:style style:name="ta1" style:family="table" style:master-page-name="PageStyle_5f_使い方">
      <style:table-properties table:display="true" style:writing-mode="lr-tb"/>
    </style:style>
    <style:style style:name="ta2" style:family="table" style:master-page-name="PageStyle_5f_draft">
      <style:table-properties table:display="true" style:writing-mode="lr-tb"/>
    </styl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2" style:family="table-cell" style:parent-style-name="Default">
      <style:table-cell-properties fo:padding="0.71mm"/>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 style:family="table-cell" style:parent-style-name="Default">
      <style:table-cell-properties fo:padding="0.71mm"/>
      <style:text-properties style:use-window-font-color="true" style:text-outline="false" style:text-line-through-style="none" style:text-line-through-type="none" style:font-name="ＭＳ ゴシック" fo:font-size="12pt" fo:font-style="normal" fo:text-shadow="none" style:text-underline-style="none" fo:font-weight="bold" style:font-name-asian="ＭＳ ゴシック" style:font-size-asian="12pt" style:font-style-asian="normal" style:font-weight-asian="bold" style:font-size-complex="12pt" style:font-style-complex="normal" style:font-weight-complex="bold"/>
    </style:style>
    <style:style style:name="ce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ccffcc" style:diagonal-bl-tr="none" style:diagonal-tl-br="none" fo:border="0.74pt solid #000000"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transparent" fo:padding="0.71mm"/>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4" style:family="table-cell" style:parent-style-name="Default" style:data-style-name="N10111">
      <style:table-cell-properties style:diagonal-bl-tr="none" style:diagonal-tl-br="none" fo:background-color="transparent" fo:border="0.74pt solid #000000"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20" style:family="table-cell" style:parent-style-name="Default">
      <style:table-cell-properties fo:padding="0.71mm"/>
      <style:text-properties style:use-window-font-color="true" style:text-outline="false" style:text-line-through-style="none" style:text-line-through-typ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9" style:family="table-cell" style:parent-style-name="Default">
      <style:table-cell-properties fo:border-bottom="0.74pt solid #000000" fo:background-color="#ccffcc" style:diagonal-bl-tr="none" style:diagonal-tl-br="none" fo:border-left="0.74pt solid #000000" fo:padding="0.71mm" fo:border-right="none"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ackground-color="transparent" fo:border-left="0.74pt solid #000000" fo:padding="0.71mm" fo:border-right="none"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fo:background-color="#ccffcc" style:diagonal-bl-tr="none" style:diagonal-tl-br="none" fo:border-left="none" fo:padding="0.71mm" fo:border-right="none"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style:diagonal-bl-tr="none" style:diagonal-tl-br="none" fo:background-color="transparent" fo:border-left="none" fo:padding="0.71mm" fo:border-right="none"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ccffcc" style:diagonal-bl-tr="none" style:diagonal-tl-br="none" fo:border-left="none" fo:padding="0.71mm" fo:border-right="0.74pt solid #000000"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000000" style:diagonal-bl-tr="none" style:diagonal-tl-br="none" fo:background-color="transparent" fo:border-left="none" fo:padding="0.71mm" fo:border-right="0.74pt solid #000000"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fo:border-left="none" fo:padding="0.71mm" fo:border-right="none" style:rotation-align="none" fo:border-top="0.74pt solid #000000"/>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1" style:family="table-cell" style:parent-style-name="Default">
      <style:table-cell-properties fo:border="0.99pt solid #000000" fo:padding="0.71mm"/>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0.74pt solid #000000" fo:background-color="#ff99cc"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fo:border="0.99pt solid #000000"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4" style:family="table-cell" style:parent-style-name="Default">
      <style:table-cell-properties style:glyph-orientation-vertical="0" fo:border-bottom="0.74pt solid #000000" fo:background-color="#ff99c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fo:border-left="none" fo:padding="0.71mm"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fo:padding="0.71mm" style:shrink-to-fit="false" style:vertical-align="middle"/>
      <style:paragraph-properties fo:text-align="center"/>
      <style:text-properties style:use-window-font-color="true" style:text-outline="false" style:text-line-through-style="none" style:text-line-through-type="none" style:font-name="ＭＳ ゴシック" fo:font-size="6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ttb" fo:padding="0.71mm" style:shrink-to-fit="false" style:vertical-align="middle"/>
      <style:paragraph-properties fo:text-align="center"/>
      <style:text-properties style:use-window-font-color="true" style:text-outline="false" style:text-line-through-style="none" style:text-line-through-type="none" style:font-name="ＭＳ ゴシック" fo:font-size="6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gr1" style:family="graphic">
      <style:graphic-properties draw:textarea-vertical-align="middle"/>
    </style:style>
    <style:style style:name="gr2" style:family="graphic">
      <style:graphic-properties draw:stroke="solid" svg:stroke-width="0.26mm" svg:stroke-color="#000000" draw:marker-start="線の終点_20_1" draw:marker-start-width="2mm" draw:marker-start-center="false" draw:stroke-linejoin="miter" svg:stroke-linecap="square" draw:fill="solid" draw:fill-color="#ffffc0" draw:textarea-horizontal-align="justify" draw:textarea-vertical-align="top" draw:auto-grow-height="false" draw:auto-grow-width="false" fo:min-height="15.82mm" fo:min-width="35.34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線の終点_20_1" draw:marker-start-width="2mm" draw:marker-start-center="false" draw:stroke-linejoin="miter" svg:stroke-linecap="square" draw:fill="solid" draw:fill-color="#ffffc0" draw:textarea-horizontal-align="justify" draw:textarea-vertical-align="top" draw:auto-grow-height="false" draw:auto-grow-width="false" fo:min-height="18.94mm" fo:min-width="28.82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ＭＳ Ｐゴシック"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ja" style:country-asian="JP"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ＭＳ Ｐゴシック"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ja" style:country-asian="JP"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ＭＳ Ｐゴシック" fo:font-size="9pt" fo:language="en" fo:country="US" fo:font-style="normal" fo:text-shadow="none" style:text-underline-style="none" fo:font-weight="normal" style:text-underline-mode="continuous" style:text-overline-mode="continuous" style:text-line-through-mode="continuous" style:font-name-asian="ＭＳ Ｐゴシック" style:font-size-asian="9pt" style:language-asian="ja" style:country-asian="JP"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ff" style:font-name="ＭＳ Ｐゴシック"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Mang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右上&quot;;&quot;右下&quot;;&quot;左上&quot;;&quot;左下&quot;)" table:allow-empty-cell="true" table:display-list="unsorted" table:base-cell-address="draft.Z7">
          <table:error-message table:message-type="stop" table:display="true"/>
        </table:content-validation>
        <table:content-validation table:name="val2" table:condition="of:cell-content-is-in-list(&quot;↓&quot;;&quot;↑&quot;)" table:allow-empty-cell="true" table:display-list="unsorted" table:base-cell-address="draft.L7">
          <table:error-message table:message-type="stop" table:display="true"/>
        </table:content-validation>
      </table:content-validations>
      <table:table table:name="使い方"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253" table:default-cell-style-name="ce2"/>
        <table:table-column table:style-name="co1" table:number-columns-repeated="767" table:default-cell-style-name="Default"/>
        <table:table-row table:style-name="ro1">
          <table:table-cell table:style-name="ce1" office:value-type="string" calcext:value-type="string">
            <text:p>weaving_macro.ods</text:p>
          </table:table-cell>
          <table:table-cell table:number-columns-repeated="2"/>
          <table:table-cell office:value-type="string" calcext:value-type="string">
            <text:p>以下のExcelファイルのLibreOffice版</text:p>
          </table:table-cell>
          <table:table-cell table:number-columns-repeated="1020"/>
        </table:table-row>
        <table:table-row table:style-name="ro2">
          <table:table-cell table:number-columns-repeated="2"/>
          <table:table-cell table:style-name="ce62" office:value-type="string" calcext:value-type="string">
            <text:p>This software is released under the Mozilla Public License 2.0.</text:p>
          </table:table-cell>
          <table:table-cell table:style-name="ce19"/>
          <table:table-cell table:number-columns-repeated="1020"/>
        </table:table-row>
        <table:table-row table:style-name="ro1">
          <table:table-cell table:style-name="ce1" office:value-type="string" calcext:value-type="string">
            <text:p>weaving_macro.xls</text:p>
          </table:table-cell>
          <table:table-cell table:number-columns-repeated="2"/>
          <table:table-cell office:value-type="string" calcext:value-type="string">
            <text:p>織物組織図と配色図のマクロ付きExcelファイル</text:p>
          </table:table-cell>
          <table:table-cell table:number-columns-repeated="1020"/>
        </table:table-row>
        <table:table-row table:style-name="ro2">
          <table:table-cell/>
          <table:table-cell office:value-type="string" calcext:value-type="string">
            <text:p>by Riko</text:p>
          </table:table-cell>
          <table:table-cell/>
          <table:table-cell table:style-name="ce19" office:value-type="string" calcext:value-type="string">
            <text:p><text:span text:style-name="T2"><text:a xlink:href="https://github.com/riko122/WeavingMacro" xlink:type="simple">https://github.com/riko122/WeavingMacro</text:a></text:span></text:p>
          </table:table-cell>
          <table:table-cell table:number-columns-repeated="1020"/>
        </table:table-row>
        <table:table-row table:style-name="ro2">
          <table:table-cell table:number-columns-repeated="2"/>
          <table:table-cell table:style-name="ce62" office:value-type="string" calcext:value-type="string">
            <text:p>This software is released under the Mozilla Public License 2.0.</text:p>
          </table:table-cell>
          <table:table-cell table:style-name="ce19"/>
          <table:table-cell table:number-columns-repeated="1020"/>
        </table:table-row>
        <table:table-row table:style-name="ro2" table:number-rows-repeated="2">
          <table:table-cell table:number-columns-repeated="2"/>
          <table:table-cell table:style-name="ce62"/>
          <table:table-cell table:style-name="ce19"/>
          <table:table-cell table:number-columns-repeated="1020"/>
        </table:table-row>
        <table:table-row table:style-name="ro3">
          <table:table-cell table:style-name="ce3" office:value-type="string" calcext:value-type="string">
            <text:p>使い方:</text:p>
          </table:table-cell>
          <table:table-cell table:number-columns-repeated="1023"/>
        </table:table-row>
        <table:table-row table:style-name="ro4">
          <table:table-cell/>
          <table:table-cell office:value-type="string" calcext:value-type="string">
            <text:p>初期化：マス目の書き直しを行います。</text:p>
          </table:table-cell>
          <table:table-cell table:number-columns-repeated="1022"/>
        </table:table-row>
        <table:table-row table:style-name="ro4">
          <table:table-cell/>
          <table:table-cell table:style-name="ce5" office:value-type="string" calcext:value-type="string">
            <text:p>(1)</text:p>
          </table:table-cell>
          <table:table-cell table:style-name="ce4" office:value-type="string" calcext:value-type="string">
            <text:p>「draft」シートの、以下のピンクのセルを埋めます。</text:p>
          </table:table-cell>
          <table:table-cell table:style-name="ce20"/>
          <table:table-cell table:number-columns-repeated="17"/>
          <table:table-cell table:style-name="ce20"/>
          <table:table-cell table:number-columns-repeated="1002"/>
        </table:table-row>
        <table:table-row table:style-name="ro4">
          <table:table-cell/>
          <table:table-cell table:style-name="ce5"/>
          <table:table-cell/>
          <table:table-cell table:style-name="ce4" office:value-type="string" calcext:value-type="string">
            <text:p>踏み木</text:p>
          </table:table-cell>
          <table:table-cell office:value-type="string" calcext:value-type="string">
            <text:p>踏み木本数を入れます。</text:p>
          </table:table-cell>
          <table:table-cell table:number-columns-repeated="16"/>
          <table:table-cell table:style-name="ce20"/>
          <table:table-cell table:number-columns-repeated="1002"/>
        </table:table-row>
        <table:table-row table:style-name="ro4">
          <table:table-cell/>
          <table:table-cell table:style-name="ce5"/>
          <table:table-cell/>
          <table:table-cell table:style-name="ce4" office:value-type="string" calcext:value-type="string">
            <text:p>綜絖</text:p>
          </table:table-cell>
          <table:table-cell office:value-type="string" calcext:value-type="string">
            <text:p>綜絖枚数を入れます。</text:p>
          </table:table-cell>
          <table:table-cell table:number-columns-repeated="16"/>
          <table:table-cell table:style-name="ce20"/>
          <table:table-cell table:number-columns-repeated="1002"/>
        </table:table-row>
        <table:table-row table:style-name="ro4">
          <table:table-cell/>
          <table:table-cell table:style-name="ce5"/>
          <table:table-cell/>
          <table:table-cell table:style-name="ce4" office:value-type="string" calcext:value-type="string">
            <text:p>tie-up</text:p>
          </table:table-cell>
          <table:table-cell office:value-type="string" calcext:value-type="string">
            <text:p>タイアップ部分を、どの位置にするかを、右上、右下、左上、左下から選びます。</text:p>
          </table:table-cell>
          <table:table-cell table:number-columns-repeated="16"/>
          <table:table-cell table:style-name="ce20"/>
          <table:table-cell table:number-columns-repeated="1002"/>
        </table:table-row>
        <table:table-row table:style-name="ro4">
          <table:table-cell/>
          <table:table-cell table:style-name="ce5"/>
          <table:table-cell/>
          <table:table-cell table:style-name="ce4" office:value-type="string" calcext:value-type="string">
            <text:p>図の幅</text:p>
          </table:table-cell>
          <table:table-cell office:value-type="string" calcext:value-type="string">
            <text:p>組織図の幅（マス目の数)を入れます。</text:p>
          </table:table-cell>
          <table:table-cell table:number-columns-repeated="16"/>
          <table:table-cell table:style-name="ce20"/>
          <table:table-cell table:number-columns-repeated="1002"/>
        </table:table-row>
        <table:table-row table:style-name="ro4">
          <table:table-cell/>
          <table:table-cell table:style-name="ce5"/>
          <table:table-cell/>
          <table:table-cell table:style-name="ce4" office:value-type="string" calcext:value-type="string">
            <text:p>図の高さ</text:p>
          </table:table-cell>
          <table:table-cell office:value-type="string" calcext:value-type="string">
            <text:p>組織図の高さ（マス目の数)を入れます。</text:p>
          </table:table-cell>
          <table:table-cell table:number-columns-repeated="16"/>
          <table:table-cell table:style-name="ce20"/>
          <table:table-cell table:number-columns-repeated="1002"/>
        </table:table-row>
        <table:table-row table:style-name="ro4">
          <table:table-cell/>
          <table:table-cell table:style-name="ce5" office:value-type="string" calcext:value-type="string">
            <text:p>(2)</text:p>
          </table:table-cell>
          <table:table-cell table:style-name="ce4" office:value-type="string" calcext:value-type="string">
            <text:p>[初期化]ボタンをクリックします。</text:p>
          </table:table-cell>
          <table:table-cell table:style-name="ce20"/>
          <table:table-cell table:number-columns-repeated="17"/>
          <table:table-cell table:style-name="ce20"/>
          <table:table-cell table:number-columns-repeated="1002"/>
        </table:table-row>
        <table:table-row table:style-name="ro4">
          <table:table-cell table:number-columns-repeated="2"/>
          <table:table-cell table:style-name="ce4" office:value-type="string" calcext:value-type="string">
            <text:p>(1)で入力した踏み木本数・綜絖枚数とtie-up・図の幅・高さに応じて、</text:p>
          </table:table-cell>
          <table:table-cell table:number-columns-repeated="1021"/>
        </table:table-row>
        <table:table-row table:style-name="ro4">
          <table:table-cell table:number-columns-repeated="2"/>
          <table:table-cell table:style-name="ce4" office:value-type="string" calcext:value-type="string">
            <text:p>綜絖の通し方図と踏み木の踏み方図のマス目が書かれます。</text:p>
          </table:table-cell>
          <table:table-cell table:number-columns-repeated="1021"/>
        </table:table-row>
        <table:table-row table:style-name="ro4">
          <table:table-cell/>
          <table:table-cell office:value-type="string" calcext:value-type="string">
            <text:p>準備</text:p>
          </table:table-cell>
          <table:table-cell table:style-name="ce4"/>
          <table:table-cell table:number-columns-repeated="1021"/>
        </table:table-row>
        <table:table-row table:style-name="ro2">
          <table:table-cell/>
          <table:table-cell table:style-name="ce5" office:value-type="string" calcext:value-type="string">
            <text:p>(1)</text:p>
          </table:table-cell>
          <table:table-cell office:value-type="string" calcext:value-type="string">
            <text:p>「draft」シートの、「組織図」「配色図」ボタンの前のピンクのセルで、↑又は↓を選びます。</text:p>
          </table:table-cell>
          <table:table-cell table:number-columns-repeated="1021"/>
        </table:table-row>
        <table:table-row table:style-name="ro2">
          <table:table-cell/>
          <table:table-cell table:style-name="ce5"/>
          <table:table-cell office:value-type="string" calcext:value-type="string">
            <text:p>踏み木を踏んだ時に綜絖が上がるか下がるかです。通常、ろくろ式なら↓、天秤式なら↑です。</text:p>
          </table:table-cell>
          <table:table-cell table:number-columns-repeated="1021"/>
        </table:table-row>
        <table:table-row table:style-name="ro2">
          <table:table-cell/>
          <table:table-cell table:style-name="ce5" office:value-type="string" calcext:value-type="string">
            <text:p>(2)</text:p>
          </table:table-cell>
          <table:table-cell table:style-name="ce4" office:value-type="string" calcext:value-type="string">
            <text:p>タイアップ図で、踏み木と綜絖を結ぶ部分を黒く塗りつぶします。</text:p>
          </table:table-cell>
          <table:table-cell table:number-columns-repeated="1021"/>
        </table:table-row>
        <table:table-row table:style-name="ro2">
          <table:table-cell/>
          <table:table-cell table:style-name="ce5" office:value-type="string" calcext:value-type="string">
            <text:p>(3)</text:p>
          </table:table-cell>
          <table:table-cell table:style-name="ce4" office:value-type="string" calcext:value-type="string">
            <text:p>踏み木の踏み方図で、踏み木の踏むところを黒く塗りつぶします。</text:p>
          </table:table-cell>
          <table:table-cell table:number-columns-repeated="1021"/>
        </table:table-row>
        <table:table-row table:style-name="ro2">
          <table:table-cell/>
          <table:table-cell table:style-name="ce5" office:value-type="string" calcext:value-type="string">
            <text:p>(4)</text:p>
          </table:table-cell>
          <table:table-cell table:style-name="ce4" office:value-type="string" calcext:value-type="string">
            <text:p>綜絖の通し方図で、綜絖の通すところを黒で塗りつぶします。</text:p>
          </table:table-cell>
          <table:table-cell table:number-columns-repeated="1021"/>
        </table:table-row>
        <table:table-row table:style-name="ro4">
          <table:table-cell/>
          <table:table-cell table:style-name="ce5" office:value-type="string" calcext:value-type="string">
            <text:p>(5)</text:p>
          </table:table-cell>
          <table:table-cell table:style-name="ce4" office:value-type="string" calcext:value-type="string">
            <text:p>配色図を使いたい場合は、「経糸の色」行と「緯糸の色」列のセルを、使いたい色で塗りつぶします。</text:p>
          </table:table-cell>
          <table:table-cell table:number-columns-repeated="1021"/>
        </table:table-row>
        <table:table-row table:style-name="ro4">
          <table:table-cell/>
          <table:table-cell office:value-type="string" calcext:value-type="string">
            <text:p>組織図</text:p>
          </table:table-cell>
          <table:table-cell table:number-columns-repeated="1022"/>
        </table:table-row>
        <table:table-row table:style-name="ro4">
          <table:table-cell/>
          <table:table-cell table:style-name="ce5" office:value-type="string" calcext:value-type="string">
            <text:p>(1)</text:p>
          </table:table-cell>
          <table:table-cell office:value-type="string" calcext:value-type="string">
            <text:p>[組織図]ボタンをクリックすると、組織図が表示されます。</text:p>
          </table:table-cell>
          <table:table-cell table:number-columns-repeated="1021"/>
        </table:table-row>
        <table:table-row table:style-name="ro4">
          <table:table-cell/>
          <table:table-cell office:value-type="string" calcext:value-type="string">
            <text:p>配色図</text:p>
          </table:table-cell>
          <table:table-cell table:number-columns-repeated="7"/>
          <table:table-cell table:style-name="ce40"/>
          <table:table-cell table:number-columns-repeated="1014"/>
        </table:table-row>
        <table:table-row table:style-name="ro4">
          <table:table-cell/>
          <table:table-cell table:style-name="ce5" office:value-type="string" calcext:value-type="string">
            <text:p>(1)</text:p>
          </table:table-cell>
          <table:table-cell office:value-type="string" calcext:value-type="string">
            <text:p>[配色図]ボタンをクリックすると、配色図が表示されます。</text:p>
          </table:table-cell>
          <table:table-cell table:number-columns-repeated="1021"/>
        </table:table-row>
        <table:table-row table:style-name="ro4">
          <table:table-cell table:number-columns-repeated="1024"/>
        </table:table-row>
        <table:table-row table:style-name="ro3">
          <table:table-cell table:style-name="ce3" office:value-type="string" calcext:value-type="string">
            <text:p>更新履歴：</text:p>
          </table:table-cell>
          <table:table-cell table:number-columns-repeated="1023"/>
        </table:table-row>
        <table:table-row table:style-name="ro2">
          <table:table-cell/>
          <table:table-cell table:style-name="ce60" office:value-type="string" calcext:value-type="string">
            <text:p>version</text:p>
          </table:table-cell>
          <table:table-cell table:style-name="ce60" office:value-type="string" calcext:value-type="string">
            <text:p>date</text:p>
          </table:table-cell>
          <table:table-cell table:style-name="ce69" office:value-type="string" calcext:value-type="string">
            <text:p>comment</text:p>
          </table:table-cell>
          <table:table-cell table:style-name="ce71" table:number-columns-repeated="9"/>
          <table:table-cell table:style-name="ce76"/>
          <table:table-cell table:number-columns-repeated="1010"/>
        </table:table-row>
        <table:table-row table:style-name="ro2">
          <table:table-cell/>
          <table:table-cell table:style-name="ce8" office:value-type="string" calcext:value-type="string">
            <text:p>Ver.3.8.2o</text:p>
          </table:table-cell>
          <table:table-cell table:style-name="ce14" office:value-type="date" office:date-value="2019-05-03" calcext:value-type="date">
            <text:p>2019/5/3</text:p>
          </table:table-cell>
          <table:table-cell table:style-name="ce23" office:value-type="string" calcext:value-type="string">
            <text:p>Excel版とは、縦表示にした時の矢印の向きが異なるようなので変更</text:p>
          </table:table-cell>
          <table:table-cell table:style-name="ce93" table:number-columns-repeated="9"/>
          <table:table-cell table:style-name="ce105"/>
          <table:table-cell table:number-columns-repeated="1010"/>
        </table:table-row>
        <table:table-row table:style-name="ro2">
          <table:table-cell/>
          <table:table-cell table:style-name="ce8" office:value-type="string" calcext:value-type="string">
            <text:p>Ver.3.8.1o</text:p>
          </table:table-cell>
          <table:table-cell table:style-name="ce14" office:value-type="date" office:date-value="2019-05-02" calcext:value-type="date">
            <text:p>2019/5/2</text:p>
          </table:table-cell>
          <table:table-cell table:style-name="ce23" office:value-type="string" calcext:value-type="string">
            <text:p>Excel版に合わせて、マクロ記述の変更(各行の初期化を効率化)</text:p>
          </table:table-cell>
          <table:table-cell table:style-name="ce93" table:number-columns-repeated="9"/>
          <table:table-cell table:style-name="ce105"/>
          <table:table-cell table:number-columns-repeated="1010"/>
        </table:table-row>
        <table:table-row table:style-name="ro2">
          <table:table-cell/>
          <table:table-cell table:style-name="ce8" office:value-type="string" calcext:value-type="string">
            <text:p>Ver.3.8o</text:p>
          </table:table-cell>
          <table:table-cell table:style-name="ce14" office:value-type="date" office:date-value="2019-05-01" calcext:value-type="date">
            <text:p>2019/5/1</text:p>
          </table:table-cell>
          <table:table-cell table:style-name="ce23" office:value-type="string" calcext:value-type="string">
            <text:p>Excel版に合わせて、「↑又は↓」を選ぶセルの位置の変更</text:p>
          </table:table-cell>
          <table:table-cell table:style-name="ce93" table:number-columns-repeated="9"/>
          <table:table-cell table:style-name="ce105"/>
          <table:table-cell table:number-columns-repeated="1010"/>
        </table:table-row>
        <table:table-row table:style-name="ro2">
          <table:table-cell/>
          <table:table-cell table:style-name="ce8"/>
          <table:table-cell table:style-name="ce14"/>
          <table:table-cell table:style-name="ce23" office:value-type="string" calcext:value-type="string">
            <text:p>そのついでにLibreOffice版ではまるようセルの位置の調整</text:p>
          </table:table-cell>
          <table:table-cell table:style-name="ce93" table:number-columns-repeated="9"/>
          <table:table-cell table:style-name="ce105"/>
          <table:table-cell table:number-columns-repeated="1010"/>
        </table:table-row>
        <table:table-row table:style-name="ro2">
          <table:table-cell/>
          <table:table-cell table:style-name="ce8" office:value-type="string" calcext:value-type="string">
            <text:p>Ver.3.7.1o</text:p>
          </table:table-cell>
          <table:table-cell table:style-name="ce14" office:value-type="date" office:date-value="2019-05-01" calcext:value-type="date">
            <text:p>2019/5/1</text:p>
          </table:table-cell>
          <table:table-cell table:style-name="ce23" office:value-type="string" calcext:value-type="string">
            <text:p>Excel版に合わせて、連絡先URLをGitHubのリポジトリに変更。ライセンスについての記述を追加</text:p>
          </table:table-cell>
          <table:table-cell table:style-name="ce93" table:number-columns-repeated="9"/>
          <table:table-cell table:style-name="ce105"/>
          <table:table-cell table:number-columns-repeated="1010"/>
        </table:table-row>
        <table:table-row table:style-name="ro2">
          <table:table-cell/>
          <table:table-cell table:style-name="ce8" office:value-type="string" calcext:value-type="string">
            <text:p>Ver.3.7o</text:p>
          </table:table-cell>
          <table:table-cell table:style-name="ce14" office:value-type="date" office:date-value="2019-01-03" calcext:value-type="date">
            <text:p>2019/1/3</text:p>
          </table:table-cell>
          <table:table-cell table:style-name="ce23" office:value-type="string" calcext:value-type="string">
            <text:p>LibreOffice版を作成</text:p>
          </table:table-cell>
          <table:table-cell table:style-name="ce93" table:number-columns-repeated="9"/>
          <table:table-cell table:style-name="ce105"/>
          <table:table-cell table:number-columns-repeated="1010"/>
        </table:table-row>
        <table:table-row table:style-name="ro4" table:number-rows-repeated="1048523">
          <table:table-cell table:number-columns-repeated="1024"/>
        </table:table-row>
        <table:table-row table:style-name="ro5" table:number-rows-repeated="14">
          <table:table-cell table:number-columns-repeated="1024"/>
        </table:table-row>
        <table:table-row table:style-name="ro5">
          <table:table-cell table:number-columns-repeated="1024"/>
        </table:table-row>
      </table:table>
      <table:table table:name="draft" table:style-name="ta2">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ボタン 1" form:control-implementation="ooo:com.sun.star.form.component.CommandButton" xml:id="control1" form:id="control1" form:label="初期化"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clear?language=Basic&amp;location=document" xlink:type="simple"/>
              </office:event-listeners>
            </form:button>
            <form:button form:name="ボタン 2" form:control-implementation="ooo:com.sun.star.form.component.CommandButton" xml:id="control2" form:id="control2" form:label="組織図"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black?language=Basic&amp;location=document" xlink:type="simple"/>
              </office:event-listeners>
            </form:button>
            <form:button form:name="ボタン 3" form:control-implementation="ooo:com.sun.star.form.component.CommandButton" xml:id="control3" form:id="control3" form:label="配色図"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color?language=Basic&amp;location=document" xlink:type="simple"/>
              </office:event-listeners>
            </form:button>
          </form:form>
        </office:forms>
        <table:table-column table:style-name="co5" table:number-columns-repeated="7" table:default-cell-style-name="ce2"/>
        <table:table-column table:style-name="co5" table:number-columns-repeated="5" table:default-cell-style-name="ce37"/>
        <table:table-column table:style-name="co5" table:number-columns-repeated="245" table:default-cell-style-name="ce2"/>
        <table:table-column table:style-name="co5" table:number-columns-repeated="767" table:default-cell-style-name="Default"/>
        <table:table-row table:style-name="ro6">
          <table:table-cell table:style-name="ce38" office:value-type="string" calcext:value-type="string">
            <text:p>作品名</text:p>
          </table:table-cell>
          <table:table-cell table:style-name="ce38" table:number-columns-repeated="24"/>
          <table:table-cell table:number-columns-repeated="3"/>
          <table:table-cell table:style-name="ce38" office:value-type="string" calcext:value-type="string">
            <text:p>糸の種類</text:p>
          </table:table-cell>
          <table:table-cell table:style-name="ce38" table:number-columns-repeated="5"/>
          <table:table-cell table:style-name="ce38" office:value-type="string" calcext:value-type="string">
            <text:p>経糸</text:p>
          </table:table-cell>
          <table:table-cell table:style-name="ce38" table:number-columns-repeated="18"/>
          <table:table-cell table:number-columns-repeated="5"/>
          <table:table-cell table:style-name="ce33" table:number-columns-repeated="9"/>
          <table:table-cell table:number-columns-repeated="957"/>
        </table:table-row>
        <table:table-row table:style-name="ro6">
          <table:table-cell table:style-name="ce38" office:value-type="string" calcext:value-type="string">
            <text:p>仕上がり予定寸法</text:p>
          </table:table-cell>
          <table:table-cell table:style-name="ce30" table:number-columns-repeated="8"/>
          <table:table-cell table:style-name="ce34"/>
          <table:table-cell table:style-name="ce30" table:number-columns-repeated="15"/>
          <table:table-cell table:number-columns-repeated="3"/>
          <table:table-cell table:style-name="ce30" table:number-columns-repeated="6"/>
          <table:table-cell table:style-name="ce30" office:value-type="string" calcext:value-type="string">
            <text:p>緯糸</text:p>
          </table:table-cell>
          <table:table-cell table:style-name="ce30" table:number-columns-repeated="18"/>
          <table:table-cell table:number-columns-repeated="5"/>
          <table:table-cell table:style-name="ce33" table:number-columns-repeated="9"/>
          <table:table-cell table:number-columns-repeated="957"/>
        </table:table-row>
        <table:table-row table:style-name="ro6">
          <table:table-cell table:style-name="ce30" office:value-type="string" calcext:value-type="string">
            <text:p>経糸総本数</text:p>
          </table:table-cell>
          <table:table-cell table:style-name="ce30" table:number-columns-repeated="7"/>
          <table:table-cell table:style-name="ce55" table:number-columns-repeated="16"/>
          <table:table-cell table:style-name="ce30"/>
          <table:table-cell table:number-columns-repeated="3"/>
          <table:table-cell table:style-name="ce30" office:value-type="string" calcext:value-type="string">
            <text:p>組織</text:p>
          </table:table-cell>
          <table:table-cell table:style-name="ce30" table:number-columns-repeated="24"/>
          <table:table-cell table:number-columns-repeated="5"/>
          <table:table-cell table:style-name="ce33" table:number-columns-repeated="9"/>
          <table:table-cell table:number-columns-repeated="957"/>
        </table:table-row>
        <table:table-row table:style-name="ro6">
          <table:table-cell table:style-name="ce30" office:value-type="string" calcext:value-type="string">
            <text:p>整経長</text:p>
          </table:table-cell>
          <table:table-cell table:style-name="ce30" table:number-columns-repeated="24"/>
          <table:table-cell table:number-columns-repeated="3"/>
          <table:table-cell table:style-name="ce57" office:value-type="string" calcext:value-type="string">
            <text:p>Note</text:p>
          </table:table-cell>
          <table:table-cell table:style-name="ce30" table:number-columns-repeated="24"/>
          <table:table-cell table:number-columns-repeated="5"/>
          <table:table-cell table:style-name="ce33" table:number-columns-repeated="9"/>
          <table:table-cell table:number-columns-repeated="957"/>
        </table:table-row>
        <table:table-row table:style-name="ro6">
          <table:table-cell table:style-name="ce30" office:value-type="string" calcext:value-type="string">
            <text:p>通し幅</text:p>
          </table:table-cell>
          <table:table-cell table:style-name="ce30" table:number-columns-repeated="24"/>
          <table:table-cell table:number-columns-repeated="3"/>
          <table:table-cell table:style-name="ce30" table:number-columns-repeated="25"/>
          <table:table-cell table:number-columns-repeated="5"/>
          <table:table-cell table:style-name="ce33" table:number-columns-repeated="9"/>
          <table:table-cell table:number-columns-repeated="957"/>
        </table:table-row>
        <table:table-row table:style-name="ro6">
          <table:table-cell table:style-name="ce30" office:value-type="string" calcext:value-type="string">
            <text:p>筬目</text:p>
          </table:table-cell>
          <table:table-cell table:style-name="ce30" table:number-columns-repeated="24"/>
          <table:table-cell table:number-columns-repeated="2"/>
          <table:table-cell table:style-name="ce34"/>
          <table:table-cell table:style-name="ce30" table:number-columns-repeated="11"/>
          <table:table-cell table:style-name="ce32" table:content-validation-name="val2" office:value-type="string" calcext:value-type="string" table:number-columns-spanned="2" table:number-rows-spanned="1">
            <office:annotation draw:style-name="gr2" draw:text-style-name="P3" svg:width="40.34mm" svg:height="18.42mm" svg:x="128.62mm" svg:y="31.85mm" draw:caption-point-x="0mm" draw:caption-point-y="0mm">
              <dc:date>2019-01-03T00:00:00</dc:date>
              <text:p text:style-name="P2"><text:span text:style-name="T1">踏み木を踏むことで綜絖が上がるか下がるかを選びます。</text:span></text:p>
              <text:p text:style-name="P2"><text:span text:style-name="T1">通常、ろくろ式は下がり、ジャッキ式は上がります。</text:span></text:p>
            </office:annotation>
            <text:p>↓</text:p>
          </table:table-cell>
          <table:covered-table-cell table:style-name="ce30"/>
          <table:table-cell table:style-name="ce30"/>
          <table:table-cell table:style-name="ce30">
            <draw:control table:end-cell-address="draft.AV6" table:end-x="2.18mm" table:end-y="5.28mm" draw:z-index="1" draw:name="ボタン 2" draw:style-name="gr1" draw:text-style-name="P1" svg:width="15.35mm" svg:height="5.01mm" svg:x="2.55mm" svg:y="0.27mm" draw:control="control2">
              <svg:desc>組織図</svg:desc>
            </draw:control>
          </table:table-cell>
          <table:table-cell table:style-name="ce30" table:number-columns-repeated="4"/>
          <table:table-cell table:style-name="ce30">
            <draw:control table:end-cell-address="draft.BA6" table:end-x="2.66mm" table:end-y="5.56mm" draw:z-index="2" draw:name="ボタン 3" draw:style-name="gr1" draw:text-style-name="P1" svg:width="15.35mm" svg:height="5.04mm" svg:x="3.03mm" svg:y="0.52mm" draw:control="control3">
              <svg:desc>配色図</svg:desc>
            </draw:control>
          </table:table-cell>
          <table:table-cell table:style-name="ce30" table:number-columns-repeated="5"/>
          <table:table-cell table:number-columns-repeated="5"/>
          <table:table-cell table:style-name="ce33" table:number-columns-repeated="9"/>
          <table:table-cell table:number-columns-repeated="957"/>
        </table:table-row>
        <table:table-row table:style-name="ro6">
          <table:table-cell table:style-name="ce30" office:value-type="string" calcext:value-type="string">
            <text:p>踏み木</text:p>
          </table:table-cell>
          <table:table-cell table:style-name="ce30" table:number-columns-repeated="4"/>
          <table:table-cell table:style-name="ce32" office:value-type="float" office:value="4" calcext:value-type="float" table:number-columns-spanned="3" table:number-rows-spanned="1">
            <text:p>4</text:p>
          </table:table-cell>
          <table:covered-table-cell table:number-columns-repeated="2" table:style-name="ce32"/>
          <table:table-cell table:style-name="ce30" office:value-type="string" calcext:value-type="string">
            <text:p>本</text:p>
          </table:table-cell>
          <table:table-cell table:style-name="ce30" table:number-columns-repeated="2"/>
          <table:table-cell table:style-name="ce30" office:value-type="string" calcext:value-type="string">
            <text:p>綜絖</text:p>
          </table:table-cell>
          <table:table-cell table:style-name="ce30" table:number-columns-repeated="2"/>
          <table:table-cell table:style-name="ce32" office:value-type="float" office:value="4" calcext:value-type="float" table:number-columns-spanned="3" table:number-rows-spanned="1">
            <text:p>4</text:p>
          </table:table-cell>
          <table:covered-table-cell table:number-columns-repeated="2" table:style-name="ce32"/>
          <table:table-cell table:style-name="ce30" office:value-type="string" calcext:value-type="string">
            <text:p>枚</text:p>
          </table:table-cell>
          <table:table-cell table:style-name="ce30" table:number-columns-repeated="2"/>
          <table:table-cell table:style-name="ce30" office:value-type="string" calcext:value-type="string">
            <text:p>tie-up</text:p>
          </table:table-cell>
          <table:table-cell table:style-name="ce30" table:number-columns-repeated="4"/>
          <table:table-cell table:style-name="ce44" table:content-validation-name="val1" office:value-type="string" calcext:value-type="string" table:number-columns-spanned="3" table:number-rows-spanned="1">
            <text:p>右上</text:p>
          </table:table-cell>
          <table:covered-table-cell table:number-columns-repeated="2" table:style-name="ce44" table:content-validation-name="val1"/>
          <table:table-cell table:style-name="ce38"/>
          <table:table-cell table:style-name="ce30" office:value-type="string" calcext:value-type="string">
            <text:p>図の幅</text:p>
          </table:table-cell>
          <table:table-cell table:style-name="ce30" table:number-columns-repeated="4"/>
          <table:table-cell table:style-name="ce32" office:value-type="float" office:value="48" calcext:value-type="float" table:number-columns-spanned="3" table:number-rows-spanned="1">
            <office:annotation draw:style-name="gr3" draw:text-style-name="P3" svg:width="33.82mm" svg:height="21.54mm" svg:x="119.79mm" svg:y="35.45mm" draw:caption-point-x="-3.73mm" draw:caption-point-y="2.75mm">
              <dc:date>2019-01-03T00:00:00</dc:date>
              <text:p text:style-name="P2"><text:span text:style-name="T1">A4</text:span><text:span text:style-name="T1">に印刷する場合</text:span></text:p>
              <text:p text:style-name="P2"><text:span text:style-name="T1">4</text:span><text:span text:style-name="T1">枚綜絖……</text:span><text:span text:style-name="T1">48</text:span></text:p>
              <text:p text:style-name="P2"><text:span text:style-name="T1">8</text:span><text:span text:style-name="T1">枚綜絖……</text:span><text:span text:style-name="T1">44</text:span></text:p>
              <text:p text:style-name="P2"><text:span text:style-name="T1">が、ちょうどいい感じです。</text:span></text:p>
              <text:p text:style-name="P2"><text:span text:style-name="T1"/></text:p>
            </office:annotation>
            <text:p>48</text:p>
          </table:table-cell>
          <table:covered-table-cell table:number-columns-repeated="2" table:style-name="ce32"/>
          <table:table-cell table:style-name="ce38"/>
          <table:table-cell table:style-name="ce38" office:value-type="string" calcext:value-type="string">
            <text:p>図の高さ</text:p>
          </table:table-cell>
          <table:table-cell table:style-name="ce30" table:number-columns-repeated="5"/>
          <table:table-cell table:style-name="ce32" office:value-type="float" office:value="48" calcext:value-type="float" table:number-columns-spanned="3" table:number-rows-spanned="1">
            <text:p>48</text:p>
          </table:table-cell>
          <table:covered-table-cell table:number-columns-repeated="2" table:style-name="ce32"/>
          <table:table-cell table:style-name="ce30">
            <draw:control table:end-cell-address="draft.BA7" table:end-x="2.66mm" table:end-y="5.83mm" draw:z-index="0" draw:name="ボタン 1" draw:style-name="gr1" draw:text-style-name="P1" svg:width="15.35mm" svg:height="5.04mm" svg:x="3.03mm" svg:y="0.79mm" draw:control="control1">
              <svg:desc>初期化</svg:desc>
            </draw:control>
          </table:table-cell>
          <table:table-cell table:style-name="ce30" table:number-columns-repeated="5"/>
          <table:table-cell table:number-columns-repeated="5"/>
          <table:table-cell table:style-name="ce33" table:number-columns-repeated="9"/>
          <table:table-cell table:number-columns-repeated="957"/>
        </table:table-row>
        <table:table-row table:style-name="ro7">
          <table:table-cell table:number-columns-repeated="1024"/>
        </table:table-row>
        <table:table-row table:style-name="ro7">
          <table:table-cell table:number-columns-repeated="49"/>
          <table:table-cell table:style-name="ce46" office:value-type="string" calcext:value-type="string" table:number-columns-spanned="4" table:number-rows-spanned="1">
            <text:p>←経糸の色</text:p>
          </table:table-cell>
          <table:covered-table-cell table:number-columns-repeated="3" table:style-name="Default"/>
          <table:table-cell table:number-columns-repeated="971"/>
        </table:table-row>
        <table:table-row table:style-name="ro7">
          <table:table-cell table:number-columns-repeated="1024"/>
        </table:table-row>
        <table:table-row table:style-name="ro7">
          <table:table-cell table:style-name="ce31" table:number-columns-repeated="7"/>
          <table:table-cell table:style-name="ce39" table:number-columns-repeated="5"/>
          <table:table-cell table:style-name="ce31" table:number-columns-repeated="36"/>
          <table:table-cell/>
          <table:table-cell table:style-name="ce31" table:number-columns-repeated="4"/>
          <table:table-cell/>
          <table:table-cell table:style-name="ce47" office:value-type="string" calcext:value-type="string" table:number-columns-spanned="1" table:number-rows-spanned="4">
            <text:p>緯糸の色↓</text:p>
          </table:table-cell>
          <table:table-cell table:number-columns-repeated="969"/>
        </table:table-row>
        <table:table-row table:style-name="ro7">
          <table:table-cell table:style-name="ce31" table:number-columns-repeated="7"/>
          <table:table-cell table:style-name="ce39" table:number-columns-repeated="5"/>
          <table:table-cell table:style-name="ce31" table:number-columns-repeated="36"/>
          <table:table-cell/>
          <table:table-cell table:style-name="ce31" table:number-columns-repeated="4"/>
          <table:table-cell/>
          <table:covered-table-cell table:style-name="Default"/>
          <table:table-cell table:number-columns-repeated="969"/>
        </table:table-row>
        <table:table-row table:style-name="ro7">
          <table:table-cell table:style-name="ce31" table:number-columns-repeated="7"/>
          <table:table-cell table:style-name="ce39" table:number-columns-repeated="5"/>
          <table:table-cell table:style-name="ce31" table:number-columns-repeated="36"/>
          <table:table-cell/>
          <table:table-cell table:style-name="ce31" table:number-columns-repeated="4"/>
          <table:table-cell/>
          <table:covered-table-cell table:style-name="Default"/>
          <table:table-cell table:number-columns-repeated="969"/>
        </table:table-row>
        <table:table-row table:style-name="ro7">
          <table:table-cell table:style-name="ce31" table:number-columns-repeated="7"/>
          <table:table-cell table:style-name="ce39" table:number-columns-repeated="5"/>
          <table:table-cell table:style-name="ce31" table:number-columns-repeated="36"/>
          <table:table-cell/>
          <table:table-cell table:style-name="ce31" table:number-columns-repeated="4"/>
          <table:table-cell/>
          <table:covered-table-cell table:style-name="Default"/>
          <table:table-cell table:number-columns-repeated="969"/>
        </table:table-row>
        <table:table-row table:style-name="ro7">
          <table:table-cell table:number-columns-repeated="1024"/>
        </table:table-row>
        <table:table-row table:style-name="ro7" table:number-rows-repeated="48">
          <table:table-cell table:style-name="ce31" table:number-columns-repeated="7"/>
          <table:table-cell table:style-name="ce39" table:number-columns-repeated="5"/>
          <table:table-cell table:style-name="ce31" table:number-columns-repeated="36"/>
          <table:table-cell/>
          <table:table-cell table:style-name="ce31" table:number-columns-repeated="4"/>
          <table:table-cell table:number-columns-repeated="971"/>
        </table:table-row>
        <table:table-row table:style-name="ro7">
          <table:table-cell table:number-columns-repeated="1024"/>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ＭＳ ゴシック" svg:font-family="'ＭＳ ゴシック'"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style:style style:name="Default" style:family="table-cell">
      <style:table-cell-properties fo:padding="0.71mm" style:rotation-align="none" style:vertical-align="middle"/>
      <style:text-properties fo:color="#000000" style:font-name="ＭＳ Ｐゴシック" fo:font-family="'ＭＳ Ｐゴシック'" style:font-family-generic="modern" style:font-pitch="fixed" fo:font-size="11pt" style:font-name-asian="ＭＳ Ｐゴシック" style:font-family-asian="'ＭＳ Ｐゴシック'" style:font-family-generic-asian="modern" style:font-pitch-asian="fixed" style:font-size-asian="11pt" style:font-name-complex="Mangal" style:font-family-complex="Mangal"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ＭＳ Ｐゴシック" fo:font-family="'ＭＳ Ｐゴシック'" style:font-family-generic="modern" style:font-pitch="fixed" fo:font-size="11pt" fo:font-style="normal" fo:text-shadow="none" style:text-underline-style="solid" style:text-underline-width="auto" style:text-underline-color="font-color" fo:font-weight="normal" style:font-name-asian="ＭＳ Ｐゴシック" style:font-family-asian="'ＭＳ Ｐゴシック'" style:font-family-generic-asian="modern" style:font-pitch-asian="fixed" style:font-size-asian="11pt" style:font-style-asian="normal" style:font-weight-asian="normal" style:font-size-complex="11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style:num-format="1" style:print-orientation="portrait" fo:margin-top="12.7mm" fo:margin-bottom="25.4mm" fo:margin-left="19.81mm" fo:margin-right="19.05mm" style:first-page-number="continue" loext:scale-to-X="1" loext:scale-to-Y="1" style:writing-mode="lr-tb"/>
      <style:header-style>
        <style:header-footer-properties fo:min-height="7.5mm" fo:margin-left="0mm" fo:margin-right="0mm" fo:margin-bottom="8.47mm"/>
      </style:header-style>
      <style:footer-style>
        <style:header-footer-properties fo:min-height="7.5mm" fo:margin-left="0mm" fo:margin-right="0mm" fo:margin-top="0mm"/>
      </style:footer-style>
    </style:page-layout>
    <style:page-layout style:name="Mpm5">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MT2" style:family="text">
      <style:text-properties style:use-window-font-color="true" style:text-outline="false" style:text-line-through-style="none" style:text-line-through-type="none" style:text-position="0% 100%"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3">0000/00/00</text:date>, <text:time style:data-style-name="N2" text:time-value="09:55:20.33400000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使い方" style:display-name="PageStyle_使い方" style:page-layout-name="Mpm3">
      <style:header style:display="false"/>
      <style:header-left style:display="false"/>
      <style:footer style:display="false"/>
      <style:footer-left style:display="false"/>
    </style:master-page>
    <style:master-page style:name="PageStyle_5f_draft" style:display-name="PageStyle_draft" style:page-layout-name="Mpm4">
      <style:header>
        <style:region-center>
          <text:p><text:span text:style-name="MT1">WEAVING MEMO</text:span></text:p>
        </style:region-center>
        <style:region-right>
          <text:p><text:span text:style-name="MT2">印刷日：</text:span><text:span text:style-name="MT2"><text:date style:data-style-name="N2" text:date-value="2019-05-03">0000/00/00</text:date></text:span></text:p>
        </style:region-right>
      </style:header>
      <style:header-left style:display="false">
        <style:region-center>
          <text:p><text:span text:style-name="MT1">WEAVING MEMO</text:span></text:p>
        </style:region-center>
        <style:region-right>
          <text:p><text:span text:style-name="MT2">印刷日：</text:span><text:span text:style-name="MT2"><text:date style:data-style-name="N2" text:date-value="2019-05-03">0000/00/00</text:date></text:span></text:p>
        </style:region-right>
      </style:header-left>
      <style:footer style:display="false"/>
      <style:footer-left style:display="false"/>
    </style:master-page>
    <style:master-page style:name="PageStyle_5f_タイアップ右上" style:display-name="PageStyle_タイアップ右上" style:page-layout-name="Mpm5">
      <style:header style:display="false"/>
      <style:header-left style:display="false"/>
      <style:footer style:display="false"/>
      <style:footer-left style:display="false"/>
    </style:master-page>
    <style:master-page style:name="PageStyle_5f_タイアップ右上_20_1" style:display-name="PageStyle_タイアップ右上 1" style:page-layout-name="Mpm5">
      <style:header style:display="false"/>
      <style:header-left style:display="false"/>
      <style:footer style:display="false"/>
      <style:footer-left style:display="false"/>
    </style:master-page>
    <style:master-page style:name="PageStyle_5f_タイアップ右上_20_2" style:display-name="PageStyle_タイアップ右上 2" style:page-layout-name="Mpm5">
      <style:header style:display="false"/>
      <style:header-left style:display="false"/>
      <style:footer style:display="false"/>
      <style:footer-left style:display="false"/>
    </style:master-page>
    <style:master-page style:name="PageStyle_5f_タイアップ右上_20_3" style:display-name="PageStyle_タイアップ右上 3" style:page-layout-name="Mpm5">
      <style:header style:display="false"/>
      <style:header-left style:display="false"/>
      <style:footer style:display="false"/>
      <style:footer-left style:display="false"/>
    </style:master-page>
    <style:master-page style:name="PageStyle_5f_タイアップ右上_20_4" style:display-name="PageStyle_タイアップ右上 4" style:page-layout-name="Mpm5">
      <style:header style:display="false"/>
      <style:header-left style:display="false"/>
      <style:footer style:display="false"/>
      <style:footer-left style:display="false"/>
    </style:master-page>
    <style:master-page style:name="PageStyle_5f_タイアップ右上_20_5" style:display-name="PageStyle_タイアップ右上 5" style:page-layout-name="Mpm5">
      <style:header style:display="false"/>
      <style:header-left style:display="false"/>
      <style:footer style:display="false"/>
      <style:footer-left style:display="false"/>
    </style:master-page>
    <style:master-page style:name="PageStyle_5f_タイアップ右上_20_6" style:display-name="PageStyle_タイアップ右上 6" style:page-layout-name="Mpm5">
      <style:header style:display="false"/>
      <style:header-left style:display="false"/>
      <style:footer style:display="false"/>
      <style:footer-left style:display="false"/>
    </style:master-page>
    <style:master-page style:name="PageStyle_5f_タイアップ右上_20_7" style:display-name="PageStyle_タイアップ右上 7" style:page-layout-name="Mpm5">
      <style:header style:display="false"/>
      <style:header-left style:display="false"/>
      <style:footer style:display="false"/>
      <style:footer-left style:display="false"/>
    </style:master-page>
    <style:master-page style:name="PageStyle_5f_タイアップ右上_20_8" style:display-name="PageStyle_タイアップ右上 8" style:page-layout-name="Mpm5">
      <style:header style:display="false"/>
      <style:header-left style:display="false"/>
      <style:footer style:display="false"/>
      <style:footer-left style:display="false"/>
    </style:master-page>
    <style:master-page style:name="PageStyle_5f_タイアップ右上_20_9" style:display-name="PageStyle_タイアップ右上 9" style:page-layout-name="Mpm5">
      <style:header style:display="false"/>
      <style:header-left style:display="false"/>
      <style:footer style:display="false"/>
      <style:footer-left style:display="false"/>
    </style:master-page>
    <style:master-page style:name="PageStyle_5f_タイアップ右上_20_10" style:display-name="PageStyle_タイアップ右上 10" style:page-layout-name="Mpm5">
      <style:header style:display="false"/>
      <style:header-left style:display="false"/>
      <style:footer style:display="false"/>
      <style:footer-left style:display="false"/>
    </style:master-page>
    <style:master-page style:name="PageStyle_5f_タイアップ右上_20_11" style:display-name="PageStyle_タイアップ右上 11" style:page-layout-name="Mpm5">
      <style:header style:display="false"/>
      <style:header-left style:display="false"/>
      <style:footer style:display="false"/>
      <style:footer-left style:display="false"/>
    </style:master-page>
    <style:master-page style:name="PageStyle_5f_タイアップ右上_20_12" style:display-name="PageStyle_タイアップ右上 12" style:page-layout-name="Mpm5">
      <style:header style:display="false"/>
      <style:header-left style:display="false"/>
      <style:footer style:display="false"/>
      <style:footer-left style:display="false"/>
    </style:master-page>
    <style:master-page style:name="PageStyle_5f_タイアップ右上_20_13" style:display-name="PageStyle_タイアップ右上 13" style:page-layout-name="Mpm5">
      <style:header style:display="false"/>
      <style:header-left style:display="false"/>
      <style:footer style:display="false"/>
      <style:footer-left style:display="false"/>
    </style:master-page>
    <style:master-page style:name="PageStyle_5f_タイアップ右上_20_14" style:display-name="PageStyle_タイアップ右上 14" style:page-layout-name="Mpm5">
      <style:header style:display="false"/>
      <style:header-left style:display="false"/>
      <style:footer style:display="false"/>
      <style:footer-left style:display="false"/>
    </style:master-page>
    <style:master-page style:name="PageStyle_5f_タイアップ右上_20_15" style:display-name="PageStyle_タイアップ右上 15" style:page-layout-name="Mpm5">
      <style:header style:display="false"/>
      <style:header-left style:display="false"/>
      <style:footer style:display="false"/>
      <style:footer-left style:display="false"/>
    </style:master-page>
    <style:master-page style:name="PageStyle_5f_タイアップ右上_20_16" style:display-name="PageStyle_タイアップ右上 16" style:page-layout-name="Mpm5">
      <style:header style:display="false"/>
      <style:header-left style:display="false"/>
      <style:footer style:display="false"/>
      <style:footer-left style:display="false"/>
    </style:master-page>
    <style:master-page style:name="PageStyle_5f_タイアップ右上_20_17" style:display-name="PageStyle_タイアップ右上 17" style:page-layout-name="Mpm5">
      <style:header style:display="false"/>
      <style:header-left style:display="false"/>
      <style:footer style:display="false"/>
      <style:footer-left style:display="false"/>
    </style:master-page>
    <style:master-page style:name="PageStyle_5f_タイアップ右上_20_18" style:display-name="PageStyle_タイアップ右上 18" style:page-layout-name="Mpm5">
      <style:header style:display="false"/>
      <style:header-left style:display="false"/>
      <style:footer style:display="false"/>
      <style:footer-left style:display="false"/>
    </style:master-page>
    <style:master-page style:name="PageStyle_5f_タイアップ右上_20_19" style:display-name="PageStyle_タイアップ右上 19" style:page-layout-name="Mpm5">
      <style:header style:display="false"/>
      <style:header-left style:display="false"/>
      <style:footer style:display="false"/>
      <style:footer-left style:display="false"/>
    </style:master-page>
    <style:master-page style:name="PageStyle_5f_使い方_20_1" style:display-name="PageStyle_使い方 1" style:page-layout-name="Mpm3">
      <style:header style:display="false"/>
      <style:header-left style:display="false"/>
      <style:footer style:display="false"/>
      <style:footer-left style:display="false"/>
    </style:master-page>
    <style:master-page style:name="PageStyle_5f_使い方_20_2" style:display-name="PageStyle_使い方 2" style:page-layout-name="Mpm3">
      <style:header style:display="false"/>
      <style:header-left style:display="false"/>
      <style:footer style:display="false"/>
      <style:footer-left style:display="false"/>
    </style:master-page>
    <style:master-page style:name="PageStyle_5f_タイアップ右上_20_20" style:display-name="PageStyle_タイアップ右上 20" style:page-layout-name="Mpm5">
      <style:header style:display="false"/>
      <style:header-left style:display="false"/>
      <style:footer style:display="false"/>
      <style:footer-left style:display="false"/>
    </style:master-page>
    <style:master-page style:name="PageStyle_5f_タイアップ右上_20_21" style:display-name="PageStyle_タイアップ右上 21" style:page-layout-name="Mpm5">
      <style:header style:display="false"/>
      <style:header-left style:display="false"/>
      <style:footer style:display="false"/>
      <style:footer-left style:display="false"/>
    </style:master-page>
    <style:master-page style:name="PageStyle_5f_タイアップ右上_20_22" style:display-name="PageStyle_タイアップ右上 22" style:page-layout-name="Mpm5">
      <style:header style:display="false"/>
      <style:header-left style:display="false"/>
      <style:footer style:display="false"/>
      <style:footer-left style:display="false"/>
    </style:master-page>
    <style:master-page style:name="PageStyle_5f_タイアップ右上_20_23" style:display-name="PageStyle_タイアップ右上 23" style:page-layout-name="Mpm5">
      <style:header style:display="false"/>
      <style:header-left style:display="false"/>
      <style:footer style:display="false"/>
      <style:footer-left style:display="false"/>
    </style:master-page>
    <style:master-page style:name="PageStyle_5f_タイアップ右上_20_24" style:display-name="PageStyle_タイアップ右上 24" style:page-layout-name="Mpm5">
      <style:header style:display="false"/>
      <style:header-left style:display="false"/>
      <style:footer style:display="false"/>
      <style:footer-left style:display="false"/>
    </style:master-page>
    <style:master-page style:name="PageStyle_5f_タイアップ右上_20_25" style:display-name="PageStyle_タイアップ右上 25" style:page-layout-name="Mpm5">
      <style:header style:display="false"/>
      <style:header-left style:display="false"/>
      <style:footer style:display="false"/>
      <style:footer-left style:display="false"/>
    </style:master-page>
    <style:master-page style:name="PageStyle_5f_タイアップ右上_20_26" style:display-name="PageStyle_タイアップ右上 26" style:page-layout-name="Mpm5">
      <style:header style:display="false"/>
      <style:header-left style:display="false"/>
      <style:footer style:display="false"/>
      <style:footer-left style:display="false"/>
    </style:master-page>
    <style:master-page style:name="PageStyle_5f_タイアップ右上_20_27" style:display-name="PageStyle_タイアップ右上 27" style:page-layout-name="Mpm5">
      <style:header style:display="false"/>
      <style:header-left style:display="false"/>
      <style:footer style:display="false"/>
      <style:footer-left style:display="false"/>
    </style:master-page>
    <style:master-page style:name="PageStyle_5f_タイアップ右上_20_28" style:display-name="PageStyle_タイアップ右上 28" style:page-layout-name="Mpm5">
      <style:header style:display="false"/>
      <style:header-left style:display="false"/>
      <style:footer style:display="false"/>
      <style:footer-left style:display="false"/>
    </style:master-page>
    <style:master-page style:name="PageStyle_5f_タイアップ右上_20_29" style:display-name="PageStyle_タイアップ右上 29" style:page-layout-name="Mpm5">
      <style:header style:display="false"/>
      <style:header-left style:display="false"/>
      <style:footer style:display="false"/>
      <style:footer-left style:display="false"/>
    </style:master-page>
    <style:master-page style:name="PageStyle_5f_タイアップ右上_20_30" style:display-name="PageStyle_タイアップ右上 30" style:page-layout-name="Mpm5">
      <style:header style:display="false"/>
      <style:header-left style:display="false"/>
      <style:footer style:display="false"/>
      <style:footer-left style:display="false"/>
    </style:master-page>
    <style:master-page style:name="PageStyle_5f_タイアップ右上_20_31" style:display-name="PageStyle_タイアップ右上 31" style:page-layout-name="Mpm5">
      <style:header style:display="false"/>
      <style:header-left style:display="false"/>
      <style:footer style:display="false"/>
      <style:footer-left style:display="false"/>
    </style:master-page>
    <style:master-page style:name="PageStyle_5f_タイアップ右上_20_32" style:display-name="PageStyle_タイアップ右上 32" style:page-layout-name="Mpm5">
      <style:header style:display="false"/>
      <style:header-left style:display="false"/>
      <style:footer style:display="false"/>
      <style:footer-left style:display="false"/>
    </style:master-page>
    <style:master-page style:name="PageStyle_5f_タイアップ右上_20_33" style:display-name="PageStyle_タイアップ右上 33" style:page-layout-name="Mpm5">
      <style:header style:display="false"/>
      <style:header-left style:display="false"/>
      <style:footer style:display="false"/>
      <style:footer-left style:display="false"/>
    </style:master-page>
    <style:master-page style:name="PageStyle_5f_タイアップ右上_20_34" style:display-name="PageStyle_タイアップ右上 34" style:page-layout-name="Mpm5">
      <style:header style:display="false"/>
      <style:header-left style:display="false"/>
      <style:footer style:display="false"/>
      <style:footer-left style:display="false"/>
    </style:master-page>
    <style:master-page style:name="PageStyle_5f_タイアップ右上_20_35" style:display-name="PageStyle_タイアップ右上 35" style:page-layout-name="Mpm5">
      <style:header style:display="false"/>
      <style:header-left style:display="false"/>
      <style:footer style:display="false"/>
      <style:footer-left style:display="false"/>
    </style:master-page>
    <style:master-page style:name="PageStyle_5f_タイアップ右上_20_36" style:display-name="PageStyle_タイアップ右上 36" style:page-layout-name="Mpm5">
      <style:header style:display="false"/>
      <style:header-left style:display="false"/>
      <style:footer style:display="false"/>
      <style:footer-left style:display="false"/>
    </style:master-page>
    <style:master-page style:name="PageStyle_5f_タイアップ右上_20_37" style:display-name="PageStyle_タイアップ右上 37" style:page-layout-name="Mpm5">
      <style:header style:display="false"/>
      <style:header-left style:display="false"/>
      <style:footer style:display="false"/>
      <style:footer-left style:display="false"/>
    </style:master-page>
    <style:master-page style:name="PageStyle_5f_タイアップ右上_20_38" style:display-name="PageStyle_タイアップ右上 38" style:page-layout-name="Mpm5">
      <style:header style:display="false"/>
      <style:header-left style:display="false"/>
      <style:footer style:display="false"/>
      <style:footer-left style:display="false"/>
    </style:master-page>
    <style:master-page style:name="PageStyle_5f_タイアップ右上_20_39" style:display-name="PageStyle_タイアップ右上 39" style:page-layout-name="Mpm5">
      <style:header style:display="false"/>
      <style:header-left style:display="false"/>
      <style:footer style:display="false"/>
      <style:footer-left style:display="false"/>
    </style:master-page>
    <style:master-page style:name="PageStyle_5f_タイアップ右上_20_40" style:display-name="PageStyle_タイアップ右上 40" style:page-layout-name="Mpm5">
      <style:header style:display="false"/>
      <style:header-left style:display="false"/>
      <style:footer style:display="false"/>
      <style:footer-left style:display="false"/>
    </style:master-page>
    <style:master-page style:name="PageStyle_5f_タイアップ右上_20_41" style:display-name="PageStyle_タイアップ右上 41" style:page-layout-name="Mpm5">
      <style:header style:display="false"/>
      <style:header-left style:display="false"/>
      <style:footer style:display="false"/>
      <style:footer-left style:display="false"/>
    </style:master-page>
    <style:master-page style:name="PageStyle_5f_タイアップ右上_20_42" style:display-name="PageStyle_タイアップ右上 42" style:page-layout-name="Mpm5">
      <style:header style:display="false"/>
      <style:header-left style:display="false"/>
      <style:footer style:display="false"/>
      <style:footer-left style:display="false"/>
    </style:master-page>
    <style:master-page style:name="PageStyle_5f_タイアップ右上_20_43" style:display-name="PageStyle_タイアップ右上 4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織り用組織図マクロ</dc:title>
    <meta:initial-creator>Riko</meta:initial-creator>
    <meta:creation-date>2003-02-03T11:44:10</meta:creation-date>
    <dc:date>2019-05-03T10:16:01.377000000</dc:date>
    <meta:print-date>2011-05-03T14:41:02</meta:print-date>
    <meta:editing-duration>PT2H20M35S</meta:editing-duration>
    <meta:editing-cycles>45</meta:editing-cycles>
    <meta:generator>LibreOffice/6.0.6.2$Windows_X86_64 LibreOffice_project/0c292870b25a325b5ed35f6b45599d2ea4458e77</meta:generator>
    <meta:document-statistic meta:table-count="2" meta:cell-count="90" meta:object-count="3"/>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
' 織物用組織図＆配色図マクロ
'   by Riko(https://github.com/riko122/WeavingMacro)
' This software is released under the Mozilla Public License 2.0.
'-----------------------------------------------------------------
Option Explicit

Const header_line = 7 ' ヘッダー部分の行数

' 全サブルーチンで共通に使用する変数
Dim x0 As Integer '綜絖の通し方図・組織図の基点列
Dim y0 As Integer '綜絖の通し方図・タイアップの基点行
Dim x1 As Integer '綜絖の通し方図・組織図の最終列
Dim y1 As Integer '綜絖の通し方図・タイアップの最終行
Dim x2 As Integer 'タイアップ・踏み方図の基点列
Dim y2 As Integer '組織図・踏み方図の基点行
Dim x3 As Integer 'タイアップ・踏み方図の最終列
Dim y3 As Integer '組織図・踏み方図の最終行
Dim x9 As Integer '緯糸色指定列
Dim y9 As Integer '経糸色指定行

Dim n As Integer 'n枚綜絖を使用。
Dim f As Integer 'f本の踏み木を使用

Dim w As Integer '組織図の幅
Dim h As Integer '組織図の高さ

Dim kind As String ' 踏み木を踏んだら、綜絖が上がるか下がるか。
Dim tie_up_position As String 'タイアップをどの位置にするか

'初期値設定
Private Sub init()
    
    ' 踏み木本数を読み取る。
    If Cells(7, 6) = "" Then '書いてなければ4を初期値とする
        Cells(7, 6) = 4
    End If
    f = Cells(7, 6)
    
    ' 綜絖枚数を読み取る
    If Cells(7, 15) = "" Then '書いてなければ4を初期値とする
        Cells(7, 15) = 4
    End If
    n = Cells(7, 15)
        
    ' 図の幅を読み取る。
    If Cells(7, 35) = "" Then '書いてなければ48を初期値とする
        Cells(7, 35) = 48
    End If
    w = Cells(7, 35)
    
    ' 図の高さを読み取る。
    If Cells(7, 45) = "" Then '書いてなければ48を初期値とする
        Cells(7, 45) = 48
    End If
    h = Cells(7, 45)
    
    ' タイアップの位置を読み取る
    tie_up_position = Cells(7, 26)
    
    Select Case tie_up_position
        Case "右上"
            x0 = 1
            x1 = x0 + w - 1
            x2 = x1 + 2
            x3 = x2 + f - 1
            x9 = x3 + 2
            y9 = header_line + 2
            y0 = y9 + 2
            y1 = y0 + n - 1
            y2 = y1 + 2
            y3 = y2 + h - 1
        Case "右下"
            x0 = 1
            x1 = x0 + w - 1
            x2 = x1 + 2
            x3 = x2 + f - 1
            x9 = x3 + 2
            y2 = header_line + 2
            y3 = y2 + h - 1
            y0 = y3 + 2
            y1 = y0 + n - 1
            y9 = y1 + 2
        Case "左上"
            x9 = 1
            x2 = x9 + 2
            x3 = x2 + f - 1
            x0 = x3 + 2
            x1 = x0 + w - 1
            y9 = header_line + 2
            y0 = y9 + 2
            y1 = y0 + n - 1
            y2 = y1 + 2
            y3 = y2 + h - 1
        Case "左下"
            x9 = 1
            x2 = x9 + 2
            x3 = x2 + f - 1
            x0 = x3 + 2
            x1 = x0 + w - 1
            y2 = header_line + 2
            y3 = y2 + h - 1
            y0 = y3 + 2
            y1 = y0 + n - 1
            y9 = y1 + 2
    End Select
End Sub

' 初期化ボタンクリックで実行。
Public Sub clear()

    Call init

    ' クリア。ヘッダー以外の行をちょっと多めに削除する。
    Rows(header_line + 1 &amp; ":" &amp; header_line + n + h + 100).Select
    Selection.Delete Shift:=xlUp

    ' 対象範囲のマスの高さをそろえる。
    Rows(header_line + 1 &amp; ":" &amp; header_line + n + h + 5).Select
    Selection.RowHeight = 11

    ' 綜絖通し部分のマス目を書く
    Range(Cells(y0, x0), Cells(y1, x1)).Select
    Selection.Borders(xlEdgeLeft).Weight = xlThin
    Selection.Borders(xlEdgeTop).Weight = xlThin
    Selection.Borders(xlEdgeBottom).Weight = xlThin
    Selection.Borders(xlEdgeRight).Weight = xlThin
    Selection.Borders(xlInsideVertical).Weight = xlThin
    Selection.Borders(xlInsideHorizontal).Weight = xlThin

    ' タイアップ部分のマス目を書く
    Range(Cells(y0, x2), Cells(y1, x3)).Select
    Selection.Borders(xlEdgeLeft).Weight = xlThin
    Selection.Borders(xlEdgeTop).Weight = xlThin
    Selection.Borders(xlEdgeBottom).Weight = xlThin
    Selection.Borders(xlEdgeRight).Weight = xlThin
    Selection.Borders(xlInsideVertical).Weight = xlThin
    Selection.Borders(xlInsideHorizontal).Weight = xlThin

    ' 経糸色指定行に「経糸の色」と書く
    Range(Cells(y9, x2), Cells(y9, x3)).Select
    If x1 &lt; x2 Then
        ActiveCell.FormulaR1C1 = "←経糸の色"
    Else
        ActiveCell.FormulaR1C1 = "経糸の色→"
    End If
    With Selection.Font
        .Size = 6
    End With
    With Selection
        .HorizontalAlignment = xlCenter
        .VerticalAlignment = xlCenter
        .WrapText = False
        .Orientation = 0
        .AddIndent = False
        .ShrinkToFit = False
        .MergeCells = True
    End With

    ' 緯糸色指定列に「緯糸の色」と書く
    Range(Cells(y0, x9), Cells(y1, x9)).Select
    If y1 &lt; y2 Then
        ActiveCell.FormulaR1C1 = "緯糸の色↓"
    Else
        ActiveCell.FormulaR1C1 = "↑緯糸の色"
    End If
    With Selection.Font
        .Size = 6
    End With
    With Selection
        .HorizontalAlignment = xlCenter
        .VerticalAlignment = xlCenter
        .WrapText = False
        .Orientation = xlVertical
        .AddIndent = False
        .ShrinkToFit = False
        .MergeCells = True
    End With

    ' 組織図部分のマス目を書く
    Call writeDrawUp

    ' 踏み木部分のマス目を書く
    Range(Cells(y2, x2), Cells(y3, x3)).Select
    Selection.Borders(xlEdgeLeft).Weight = xlThin
    Selection.Borders(xlEdgeTop).Weight = xlThin
    Selection.Borders(xlEdgeBottom).Weight = xlThin
    Selection.Borders(xlEdgeRight).Weight = xlThin
    Selection.Borders(xlInsideVertical).Weight = xlThin
    Selection.Borders(xlInsideHorizontal).Weight = xlThin

End Sub

' 組織図ボタンクリックで実行。
Public Sub black()
    Dim firstC As Integer
    Dim lastC As Integer
    Dim firstR As Integer
    Dim lastR As Integer
    Dim i As Integer
    Dim j As Integer
    Dim l As Integer
    Dim k As Integer
    Dim initRowStatus() As Boolean    
    Dim currentRowStatus() As Boolean
    
    Call init
    ' 踏み木を踏んだら、綜絖が上がるか下がるかを読み取る。
    kind = Cells(6, 40)  ' ↑か↓
        
    ' 組織図部分のマス目を書く(配色図実行後は、罫線が消えていることがあるから）
    Call writeDrawUp
    
    ReDim initRowStatus(w)
    ReDim currentRowStatus(w)

    ' 組織図対象範囲をクリア
    Range(Cells(y2, x0), Cells(y3, x1)).Interior.ColorIndex = xlNone
    
    firstC = firstColumn()
    lastC = lastColumn()
    
    firstR = firstRow()
    If firstR = 0 Then
        MsgBox ("踏み方図が黒く塗られていません")
        Exit Sub
    End If
    lastR = lastRow()

    Call setInitRowStatus(initRowStatus)
    
    For l = firstR To lastR
        ' 初期値設定
        For i = firstC To lastC
            currentRowStatus(i) = initRowStatus(i)
        Next       		
        Call getCurrentRowStatus(l, currentRowStatus)
        For i = firstC To lastC
            ' 経糸が上のマスは黒く塗る
            If currentRowStatus(i) = True Then
                Cells(l, i).Interior.ColorIndex = 1
            End If
        Next
    Next
    
End Sub

' 配色図ボタンクリックで実行。
Public Sub color()
    Dim firstC As Integer
    Dim lastC As Integer
    Dim firstR As Integer
    Dim lastR As Integer
    Dim i As Integer
    Dim j As Integer
    Dim k As Integer
    Dim l As Integer
    Dim initRowStatus() As Boolean    
    Dim currentRowStatus() As Boolean
    Dim beforeRowStatus() As Boolean

    Call init
    ' 踏み木を踏んだら、綜絖が上がるか下がるかを読み取る。
    kind = Cells(6, 40)  ' ↑か↓
        
    ' 組織図部分のマス目を書く(配色図実行後は、罫線が消えていることがあるから）
    Call writeDrawUp

    ReDim initRowStatus(w)
    ReDim currentRowStatus(w)
    ReDim beforeRowStatus(w)

    firstC = firstColumn()
    If firstC = 0 Then
        MsgBox ("綜絖の通し方図が黒く塗られていません")
        Exit Sub
    End If
    lastC = lastColumn()

    firstR = firstRow()
    If firstR = 0 Then
        MsgBox ("踏み方図が黒く塗られていません")
        Exit Sub
    End If
    lastR = lastRow()
    
    Call setInitRowStatus(initRowStatus)
    For i = x0 To x1
        beforeRowStatus(i) = False
    Next

    For l = firstR To lastR
        ' 初期値設定
        For i = firstC To lastC
            currentRowStatus(i) = initRowStatus(i)
        Next       
        Call getCurrentRowStatus(l, currentRowStatus)
        For i = firstC To lastC
            ' 経糸が上のマスは経糸の色で塗る。そうでなければ緯糸の色で塗る
            If currentRowStatus(i) = True Then
                Cells(l, i).Interior.color = Cells(y9, i).Interior.color
                ' 前の行も経糸が上なら、上の罫線をなしにする
                If beforeRowStatus(i) = True Then
                    Range(Cells(l, i), Cells(l, i)).Borders(xlEdgeTop).LineStyle = xlNone
                End If
            Else
                Cells(l, i).Interior.color = Cells(l, x9).Interior.color
                ' 左のセルも緯糸が上なら、左の罫線をなしにする
                If i &gt; firstC And currentRowStatus(i - 1) = False Then
                    Range(Cells(l, i), Cells(l, i)).Borders(xlEdgeLeft).LineStyle = xlNone
                End If
            End If
        Next
        For i = firstC To lastC
            beforeRowStatus(i) = currentRowStatus(i)
        Next
    Next
End Sub

' 組織図部分のマス目を書く
Private Sub writeDrawUp()
    Range(Cells(y2, x0), Cells(y3, x1)).Select
    Selection.Borders(xlEdgeLeft).Weight = xlThin
    Selection.Borders(xlEdgeTop).Weight = xlThin
    Selection.Borders(xlEdgeBottom).Weight = xlThin
    Selection.Borders(xlEdgeRight).Weight = xlThin
    Selection.Borders(xlInsideVertical).Weight = xlThin
    Selection.Borders(xlInsideHorizontal).Weight = xlThin

End Sub

' 現在の行の各セルについて、経糸が上になっていればTrue, そうでなければFalseを配列に登録する
Private Sub getCurrentRowStatus(ByVal row As Integer, currentRowStatus)
    Dim i As Integer
    Dim j As Integer
    Dim k As Integer
    Dim l As Integer
    Dim f As Boolean
    
    ' 踏み方図で黒いマスを探す。
    For j = x2 To x3
        If (Cells(row, j).Interior.ColorIndex = 1) Then
            ' そのマスの列のタイアップで黒のマスを探す
            For k = y0 To y1
                If Cells(k, j).Interior.ColorIndex = 1 Then
                    ' そのマスの行の綜絖の通し方が黒い列の組織点は経糸が上に出るのでTrueにする
                    ' ロクロ式なら、緯糸が上に出るのでFalseにする（そのため初期化で元がTrueにしてある）
                    For i = x0 To x1
                        If Cells(k, i).Interior.ColorIndex = 1 Then
                            If currentRowStatus(i) = False Then
                                currentRowStatus(i) = True
                            Else
                                currentRowStatus(i) = False
                            End If
                        End If
                    Next
                End If
            Next
        End If
    Next
End Sub

' 各行の状態初期化。kindに応じて変わる。
Private Sub setInitRowStatus(initRowStatus)
    Dim i As Integer
    Dim k As Integer
    
    ' 配列の初期化
    For i = x0 To x1
        If kind = "↑" Then ' 天秤式など。false(緯糸が上)で初期化
            initRowStatus(i) = False
        Else ' ろくろ式など。基本true(経糸が上)で初期化。但し空羽はfalse。
            initRowStatus(i) = False
            For k = y0 To y1
                If Cells(k, i).Interior.ColorIndex = 1 Then
                    initRowStatus(i) = True
                    Exit For
                End If
            Next
        End If
    Next
End Sub

' 組織図の対象開始行(踏み方図に黒マスがある最初の行)を得る
Private Function firstRow() As Integer
    Dim first As Integer
    Dim k As Integer
    Dim l As Integer
    
    first = 0
    For l = y2 To y3
        '踏み方図対象列で黒のマスを探す。黒のマスがあればその行は有効
        For k = x2 To x3
            If Cells(l, k).Interior.ColorIndex = 1 Then
                first = l
                Exit For
            End If
        Next
        If first &gt; 0 Then
            Exit For '有効行があればそこがラスト行なので終了
        End If
    Next
    firstRow = first
End Function

' 組織図の対象最終行(踏み方図に黒マスがある最後の行)を得る
Private Function lastRow() As Integer
    Dim last As Integer
    Dim k As Integer
    Dim l As Integer
    
    last = 0
    For l = y3 To y2 Step -1
        '踏み方図対象列で黒のマスを探す。黒のマスがあればその行は有効
        For k = x2 To x3
            If Cells(l, k).Interior.ColorIndex = 1 Then
                last = l
                Exit For
            End If
        Next
        If last &gt; 0 Then
            Exit For '有効行があればそこがラスト行なので終了
        End If
    Next
    lastRow = last
End Function

' 組織図の対象開始列（綜絖の通し方図に黒マスがある最初の列）を得る
Private Function firstColumn() As Integer
    Dim first As Integer
    Dim i As Integer
    Dim k As Integer
    
    first = 0
    For i = x0 To x1
        '綜絖の通し方図対象行で、黒のマスを探す。黒のマスがあればその行は有効
        For k = y0 To y1
            If Cells(k, i).Interior.ColorIndex = 1 Then
                first = i
                Exit For
            End If
        Next
        If first &gt; 0 Then
            Exit For
        End If
    Next
    firstColumn = first
End Function

' 組織図の対象最終列（綜絖の通し方図に黒マスがある最後の列）を得る
Private Function lastColumn() As Integer
    Dim last As Integer
    Dim i As Integer
    Dim k As Integer
    
    last = 0
    For i = x1 To x0 Step -1
        '綜絖の通し方図対象行で、黒のマスを探す。黒のマスがあればその行は有効
        For k = y0 To y1
            If Cells(k, i).Interior.ColorIndex = 1 Then
                last = i
                Exit For
            End If
        Next
        If last &gt; 0 Then
            Exit For
        End If
    Next
    lastColumn = last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